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93S">
            <text:p>00:00,93</text:p>
          </table:table-cell>
          <table:table-cell office:value-type="float" office:value="49094">
            <text:p>49094</text:p>
          </table:table-cell>
          <table:table-cell office:value-type="time" office:time-value="PT00H00M00.77S">
            <text:p>00:00,77</text:p>
          </table:table-cell>
          <table:table-cell office:value-type="time" office:time-value="PT00H00M00.8S">
            <text:p>00:00,80</text:p>
          </table:table-cell>
          <table:table-cell office:value-type="float" office:value="49094">
            <text:p>49094</text:p>
          </table:table-cell>
          <table:table-cell office:value-type="time" office:time-value="PT00H00M00.55S">
            <text:p>00:00,55</text:p>
          </table:table-cell>
          <table:table-cell office:value-type="time" office:time-value="PT00H00M00.92S">
            <text:p>00:00,92</text:p>
          </table:table-cell>
          <table:table-cell office:value-type="float" office:value="49094">
            <text:p>49094</text:p>
          </table:table-cell>
          <table:table-cell office:value-type="time" office:time-value="PT00H00M00.67S">
            <text:p>00:00,67</text:p>
          </table:table-cell>
          <table:table-cell/>
          <table:table-cell table:formula="of:=AVERAGE([.C3];[.F3];[.I3])" office:value-type="time" office:time-value="PT00H00M00.883333S">
            <text:p>00:00,88</text:p>
          </table:table-cell>
          <table:table-cell table:formula="of:=AVERAGE([.D3];[.G3];[.J3])" office:value-type="float" office:value="49094">
            <text:p>49094</text:p>
          </table:table-cell>
          <table:table-cell table:formula="of:=AVERAGE([.E3];[.H3];[.K3])" office:value-type="time" office:time-value="PT00H00M00.663333S">
            <text:p>00:00,66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5.49S">
            <text:p>00:05,49</text:p>
          </table:table-cell>
          <table:table-cell office:value-type="float" office:value="266970">
            <text:p>266970</text:p>
          </table:table-cell>
          <table:table-cell office:value-type="time" office:time-value="PT00H00M03.84S">
            <text:p>00:03,84</text:p>
          </table:table-cell>
          <table:table-cell office:value-type="time" office:time-value="PT00H00M04.73S">
            <text:p>00:04,73</text:p>
          </table:table-cell>
          <table:table-cell office:value-type="float" office:value="266970">
            <text:p>266970</text:p>
          </table:table-cell>
          <table:table-cell office:value-type="time" office:time-value="PT00H00M03.71S">
            <text:p>00:03,71</text:p>
          </table:table-cell>
          <table:table-cell office:value-type="time" office:time-value="PT00H00M05.06S">
            <text:p>00:05,06</text:p>
          </table:table-cell>
          <table:table-cell office:value-type="float" office:value="266970">
            <text:p>266970</text:p>
          </table:table-cell>
          <table:table-cell office:value-type="time" office:time-value="PT00H00M03.62S">
            <text:p>00:03,62</text:p>
          </table:table-cell>
          <table:table-cell/>
          <table:table-cell table:formula="of:=AVERAGE([.C4];[.F4];[.I4])" office:value-type="time" office:time-value="PT00H00M05.093333S">
            <text:p>00:05,09</text:p>
          </table:table-cell>
          <table:table-cell table:formula="of:=AVERAGE([.D4];[.G4];[.J4])" office:value-type="float" office:value="266970">
            <text:p>266970</text:p>
          </table:table-cell>
          <table:table-cell table:formula="of:=AVERAGE([.E4];[.H4];[.K4])" office:value-type="time" office:time-value="PT00H00M03.723333S">
            <text:p>00:03,72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8.82S">
            <text:p>00:08,82</text:p>
          </table:table-cell>
          <table:table-cell office:value-type="float" office:value="390764">
            <text:p>390764</text:p>
          </table:table-cell>
          <table:table-cell office:value-type="time" office:time-value="PT00H00M05.7S">
            <text:p>00:05,70</text:p>
          </table:table-cell>
          <table:table-cell office:value-type="time" office:time-value="PT00H00M11.35S">
            <text:p>00:11,35</text:p>
          </table:table-cell>
          <table:table-cell office:value-type="float" office:value="390764">
            <text:p>390764</text:p>
          </table:table-cell>
          <table:table-cell office:value-type="time" office:time-value="PT00H00M05.19S">
            <text:p>00:05,19</text:p>
          </table:table-cell>
          <table:table-cell office:value-type="time" office:time-value="PT00H00M07.77S">
            <text:p>00:07,77</text:p>
          </table:table-cell>
          <table:table-cell office:value-type="float" office:value="390764">
            <text:p>390764</text:p>
          </table:table-cell>
          <table:table-cell office:value-type="time" office:time-value="PT00H00M05.69S">
            <text:p>00:05,69</text:p>
          </table:table-cell>
          <table:table-cell/>
          <table:table-cell table:formula="of:=AVERAGE([.C5];[.F5];[.I5])" office:value-type="time" office:time-value="PT00H00M09.313333S">
            <text:p>00:09,31</text:p>
          </table:table-cell>
          <table:table-cell table:formula="of:=AVERAGE([.D5];[.G5];[.J5])" office:value-type="float" office:value="390764">
            <text:p>390764</text:p>
          </table:table-cell>
          <table:table-cell table:formula="of:=AVERAGE([.E5];[.H5];[.K5])" office:value-type="time" office:time-value="PT00H00M05.526667S">
            <text:p>00:05,5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48S">
            <text:p>00:00,48</text:p>
          </table:table-cell>
          <table:table-cell office:value-type="float" office:value="36677">
            <text:p>36677</text:p>
          </table:table-cell>
          <table:table-cell office:value-type="time" office:time-value="PT00H00M00.25S">
            <text:p>00:00,25</text:p>
          </table:table-cell>
          <table:table-cell office:value-type="time" office:time-value="PT00H00M00.53S">
            <text:p>00:00,53</text:p>
          </table:table-cell>
          <table:table-cell office:value-type="float" office:value="36677">
            <text:p>36677</text:p>
          </table:table-cell>
          <table:table-cell office:value-type="time" office:time-value="PT00H00M00.25S">
            <text:p>00:00,25</text:p>
          </table:table-cell>
          <table:table-cell office:value-type="time" office:time-value="PT00H00M00.4S">
            <text:p>00:00,40</text:p>
          </table:table-cell>
          <table:table-cell office:value-type="float" office:value="36677">
            <text:p>36677</text:p>
          </table:table-cell>
          <table:table-cell office:value-type="time" office:time-value="PT00H00M00.23S">
            <text:p>00:00,23</text:p>
          </table:table-cell>
          <table:table-cell/>
          <table:table-cell table:formula="of:=AVERAGE([.C9];[.F9];[.I9])" office:value-type="time" office:time-value="PT00H00M00.47S">
            <text:p>00:00,47</text:p>
          </table:table-cell>
          <table:table-cell table:formula="of:=AVERAGE([.D9];[.G9];[.J9])" office:value-type="float" office:value="36677">
            <text:p>36677</text:p>
          </table:table-cell>
          <table:table-cell table:formula="of:=AVERAGE([.E9];[.H9];[.K9])" office:value-type="time" office:time-value="PT00H00M00.243333S">
            <text:p>00:00,24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2.26S">
            <text:p>00:02,26</text:p>
          </table:table-cell>
          <table:table-cell office:value-type="float" office:value="149551">
            <text:p>149551</text:p>
          </table:table-cell>
          <table:table-cell office:value-type="time" office:time-value="PT00H00M01.39S">
            <text:p>00:01,39</text:p>
          </table:table-cell>
          <table:table-cell office:value-type="time" office:time-value="PT00H00M02.51S">
            <text:p>00:02,51</text:p>
          </table:table-cell>
          <table:table-cell office:value-type="float" office:value="149551">
            <text:p>149551</text:p>
          </table:table-cell>
          <table:table-cell office:value-type="time" office:time-value="PT00H00M01.4S">
            <text:p>00:01,40</text:p>
          </table:table-cell>
          <table:table-cell office:value-type="time" office:time-value="PT00H00M02.31S">
            <text:p>00:02,31</text:p>
          </table:table-cell>
          <table:table-cell office:value-type="float" office:value="149551">
            <text:p>149551</text:p>
          </table:table-cell>
          <table:table-cell office:value-type="time" office:time-value="PT00H00M01.25S">
            <text:p>00:01,25</text:p>
          </table:table-cell>
          <table:table-cell/>
          <table:table-cell table:formula="of:=AVERAGE([.C10];[.F10];[.I10])" office:value-type="time" office:time-value="PT00H00M02.36S">
            <text:p>00:02,36</text:p>
          </table:table-cell>
          <table:table-cell table:formula="of:=AVERAGE([.D10];[.G10];[.J10])" office:value-type="float" office:value="149551">
            <text:p>149551</text:p>
          </table:table-cell>
          <table:table-cell table:formula="of:=AVERAGE([.E10];[.H10];[.K10])" office:value-type="time" office:time-value="PT00H00M01.346667S">
            <text:p>00:01,35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3.81S">
            <text:p>00:03,81</text:p>
          </table:table-cell>
          <table:table-cell office:value-type="float" office:value="192733">
            <text:p>192733</text:p>
          </table:table-cell>
          <table:table-cell office:value-type="time" office:time-value="PT00H00M01.91S">
            <text:p>00:01,91</text:p>
          </table:table-cell>
          <table:table-cell office:value-type="time" office:time-value="PT00H00M04.14S">
            <text:p>00:04,14</text:p>
          </table:table-cell>
          <table:table-cell office:value-type="float" office:value="192733">
            <text:p>192733</text:p>
          </table:table-cell>
          <table:table-cell office:value-type="time" office:time-value="PT00H00M01.87S">
            <text:p>00:01,87</text:p>
          </table:table-cell>
          <table:table-cell office:value-type="time" office:time-value="PT00H00M03.77S">
            <text:p>00:03,77</text:p>
          </table:table-cell>
          <table:table-cell office:value-type="float" office:value="192733">
            <text:p>192733</text:p>
          </table:table-cell>
          <table:table-cell office:value-type="time" office:time-value="PT00H00M01.74S">
            <text:p>00:01,74</text:p>
          </table:table-cell>
          <table:table-cell/>
          <table:table-cell table:formula="of:=AVERAGE([.C11];[.F11];[.I11])" office:value-type="time" office:time-value="PT00H00M03.906667S">
            <text:p>00:03,91</text:p>
          </table:table-cell>
          <table:table-cell table:formula="of:=AVERAGE([.D11];[.G11];[.J11])" office:value-type="float" office:value="192733">
            <text:p>192733</text:p>
          </table:table-cell>
          <table:table-cell table:formula="of:=AVERAGE([.E11];[.H11];[.K11])" office:value-type="time" office:time-value="PT00H00M01.84S">
            <text:p>00:01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02:06:36</dc:date>
    <meta:document-statistic meta:table-count="1" meta:cell-count="110" meta:object-count="0"/>
    <meta:generator>LibreOffice/3.6$Linux_x86 LibreOffice_project/360m1$Build-2</meta:generator>
  </office:meta>
</office:document-meta>
</file>